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text-properties officeooo:rsid="1d343fb5" officeooo:paragraph-rsid="1d343fb5"/>
    </style:style>
    <style:style style:name="P5" style:family="paragraph" style:parent-style-name="Text_20_body">
      <style:text-properties officeooo:rsid="1d36dc85" officeooo:paragraph-rsid="1d36dc85"/>
    </style:style>
    <style:style style:name="P6" style:family="paragraph" style:parent-style-name="Text_20_body">
      <style:text-properties officeooo:rsid="1d3adea3" officeooo:paragraph-rsid="1d3adea3"/>
    </style:style>
    <style:style style:name="P7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8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6pt" officeooo:rsid="1d33a201" officeooo:paragraph-rsid="1d33a201" style:font-size-asian="26pt" style:font-size-complex="26pt"/>
    </style:style>
    <style:style style:name="P12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3" style:family="paragraph" style:parent-style-name="Standard">
      <style:paragraph-properties fo:text-align="center" style:justify-single-word="false" fo:break-before="page"/>
    </style:style>
    <style:style style:name="P14" style:family="paragraph" style:parent-style-name="Heading_20_1">
      <style:paragraph-properties fo:break-before="page"/>
      <style:text-properties style:text-line-through-style="none" style:text-line-through-type="none" officeooo:rsid="1d33a201" officeooo:paragraph-rsid="1d33a201"/>
    </style:style>
    <style:style style:name="P1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" style:family="paragraph" style:parent-style-name="Example_20_Header">
      <style:text-properties style:text-line-through-style="none" style:text-line-through-type="none" style:text-underline-style="none" officeooo:rsid="002eb51a" officeooo:paragraph-rsid="0ce95318"/>
    </style:style>
    <style:style style:name="P18" style:family="paragraph" style:parent-style-name="Text_20_body" style:master-page-name="Standard">
      <style:paragraph-properties fo:text-align="end" style:justify-single-word="false" style:page-number="auto"/>
    </style:style>
    <style:style style:name="P19" style:family="paragraph" style:parent-style-name="Text_20_body">
      <style:text-properties style:text-line-through-style="none" style:text-line-through-type="none" officeooo:rsid="1d3adea3" officeooo:paragraph-rsid="1d3adea3"/>
    </style:style>
    <style:style style:name="P20" style:family="paragraph" style:parent-style-name="Text_20_body" style:list-style-name="L1">
      <style:text-properties style:text-line-through-style="none" style:text-line-through-type="none" officeooo:rsid="1d3adea3" officeooo:paragraph-rsid="1d3adea3"/>
    </style:style>
    <style:style style:name="P21" style:family="paragraph" style:parent-style-name="Text_20_body">
      <style:text-properties style:text-line-through-style="none" style:text-line-through-type="none" officeooo:rsid="1d3b9627" officeooo:paragraph-rsid="1d3b9627"/>
    </style:style>
    <style:style style:name="P22" style:family="paragraph" style:parent-style-name="Text_20_body">
      <style:text-properties style:text-line-through-style="none" style:text-line-through-type="none" officeooo:rsid="1d3782d9" officeooo:paragraph-rsid="1d36dc85"/>
    </style:style>
    <style:style style:name="P23" style:family="paragraph" style:parent-style-name="Text_20_body">
      <style:text-properties style:text-line-through-style="none" style:text-line-through-type="none" officeooo:rsid="1d3dc9c1" officeooo:paragraph-rsid="1d3dc9c1"/>
    </style:style>
    <style:style style:name="P24" style:family="paragraph" style:parent-style-name="Text_20_body" style:list-style-name="L2">
      <style:text-properties style:text-line-through-style="none" style:text-line-through-type="none" officeooo:rsid="1d3f24d2" officeooo:paragraph-rsid="1d3f24d2"/>
    </style:style>
    <style:style style:name="P25" style:family="paragraph" style:parent-style-name="Text_20_body">
      <style:text-properties style:text-line-through-style="none" style:text-line-through-type="none" officeooo:rsid="1d3f24d2" officeooo:paragraph-rsid="1d3f24d2"/>
    </style:style>
    <style:style style:name="P26" style:family="paragraph" style:parent-style-name="Text_20_body" style:list-style-name="L3">
      <style:text-properties style:text-line-through-style="none" style:text-line-through-type="none" officeooo:rsid="1d40ca9a" officeooo:paragraph-rsid="1d40ca9a"/>
    </style:style>
    <style:style style:name="P27" style:family="paragraph" style:parent-style-name="Text_20_body">
      <style:text-properties style:text-line-through-style="none" style:text-line-through-type="none" officeooo:rsid="1d422690" officeooo:paragraph-rsid="1d422690"/>
    </style:style>
    <style:style style:name="P28" style:family="paragraph" style:parent-style-name="Text_20_body" style:list-style-name="L4">
      <style:text-properties style:text-line-through-style="none" style:text-line-through-type="none" officeooo:rsid="1d422690" officeooo:paragraph-rsid="1d422690"/>
    </style:style>
    <style:style style:name="P29" style:family="paragraph" style:parent-style-name="Text_20_body" style:list-style-name="L4">
      <style:text-properties style:text-line-through-style="none" style:text-line-through-type="none" officeooo:rsid="1d44b9a6" officeooo:paragraph-rsid="1d44b9a6"/>
    </style:style>
    <style:style style:name="P30" style:family="paragraph" style:parent-style-name="Text_20_body">
      <style:text-properties style:text-line-through-style="none" style:text-line-through-type="none" officeooo:rsid="1d45a3e0" officeooo:paragraph-rsid="1d45a3e0"/>
    </style:style>
    <style:style style:name="P31" style:family="paragraph" style:parent-style-name="Text_20_body">
      <style:text-properties style:text-line-through-style="none" style:text-line-through-type="none" officeooo:rsid="1d45b905" officeooo:paragraph-rsid="1d45b905"/>
    </style:style>
    <style:style style:name="P32" style:family="paragraph" style:parent-style-name="Text_20_body" style:list-style-name="L5">
      <style:text-properties style:text-line-through-style="none" style:text-line-through-type="none" officeooo:rsid="1d45b905" officeooo:paragraph-rsid="1d45b905"/>
    </style:style>
    <style:style style:name="P33" style:family="paragraph" style:parent-style-name="Text_20_body" style:list-style-name="L5">
      <style:text-properties style:text-line-through-style="none" style:text-line-through-type="none" officeooo:rsid="1d493052" officeooo:paragraph-rsid="1d493052"/>
    </style:style>
    <style:style style:name="P34" style:family="paragraph" style:parent-style-name="Text_20_body" style:list-style-name="L5">
      <style:text-properties style:text-line-through-style="none" style:text-line-through-type="none" officeooo:rsid="1d4933a0" officeooo:paragraph-rsid="1d4933a0"/>
    </style:style>
    <style:style style:name="P35" style:family="paragraph" style:parent-style-name="Text_20_body" style:list-style-name="L5">
      <style:text-properties style:text-line-through-style="none" style:text-line-through-type="none" officeooo:rsid="1d4b199b" officeooo:paragraph-rsid="1d4b199b"/>
    </style:style>
    <style:style style:name="P36" style:family="paragraph" style:parent-style-name="Text_20_body">
      <style:text-properties style:text-line-through-style="none" style:text-line-through-type="none" officeooo:rsid="1d4c2cdf" officeooo:paragraph-rsid="1d4c2cdf"/>
    </style:style>
    <style:style style:name="P37" style:family="paragraph" style:parent-style-name="Text_20_body" style:list-style-name="L5">
      <style:text-properties style:text-line-through-style="none" style:text-line-through-type="none" officeooo:rsid="1d4c2cdf" officeooo:paragraph-rsid="1d4c2cdf"/>
    </style:style>
    <style:style style:name="P38" style:family="paragraph" style:parent-style-name="Text_20_body" style:list-style-name="L5">
      <style:text-properties style:text-line-through-style="none" style:text-line-through-type="none" officeooo:rsid="1d52953a" officeooo:paragraph-rsid="1d52953a"/>
    </style:style>
    <style:style style:name="P39" style:family="paragraph" style:parent-style-name="Text_20_body" style:list-style-name="L5">
      <style:text-properties style:text-line-through-style="none" style:text-line-through-type="none" officeooo:rsid="1d548326" officeooo:paragraph-rsid="1d548326"/>
    </style:style>
    <style:style style:name="P40" style:family="paragraph" style:parent-style-name="Text_20_body" style:list-style-name="L5">
      <style:text-properties style:text-line-through-style="none" style:text-line-through-type="none" officeooo:rsid="1d55d567" officeooo:paragraph-rsid="1d55d567"/>
    </style:style>
    <style:style style:name="P41" style:family="paragraph" style:parent-style-name="Text_20_body" style:list-style-name="L5">
      <style:text-properties style:text-line-through-style="none" style:text-line-through-type="none" officeooo:rsid="1d570899" officeooo:paragraph-rsid="1d570899"/>
    </style:style>
    <style:style style:name="P42" style:family="paragraph" style:parent-style-name="Text_20_body" style:list-style-name="L5">
      <style:text-properties style:text-line-through-style="none" style:text-line-through-type="none" officeooo:rsid="1d581bd0" officeooo:paragraph-rsid="1d581bd0"/>
    </style:style>
    <style:style style:name="P43" style:family="paragraph" style:parent-style-name="Text_20_body">
      <style:text-properties style:text-line-through-style="none" style:text-line-through-type="none" officeooo:rsid="1d581bd0" officeooo:paragraph-rsid="1d581bd0"/>
    </style:style>
    <style:style style:name="P44" style:family="paragraph" style:parent-style-name="Text_20_body">
      <style:text-properties style:text-line-through-style="none" style:text-line-through-type="none" officeooo:rsid="1d581bd0" officeooo:paragraph-rsid="1d67ec64"/>
    </style:style>
    <style:style style:name="P45" style:family="paragraph" style:parent-style-name="Text_20_body" style:list-style-name="L5">
      <style:text-properties style:text-line-through-style="none" style:text-line-through-type="none" officeooo:rsid="1d5b355e" officeooo:paragraph-rsid="1d5b355e"/>
    </style:style>
    <style:style style:name="P46" style:family="paragraph" style:parent-style-name="Text_20_body">
      <style:text-properties style:text-line-through-style="none" style:text-line-through-type="none" officeooo:rsid="1d663ff6" officeooo:paragraph-rsid="1d663ff6"/>
    </style:style>
    <style:style style:name="P47" style:family="paragraph" style:parent-style-name="Text_20_body" style:list-style-name="L6">
      <style:text-properties style:text-line-through-style="none" style:text-line-through-type="none" officeooo:rsid="1d663ff6" officeooo:paragraph-rsid="1d663ff6"/>
    </style:style>
    <style:style style:name="P48" style:family="paragraph" style:parent-style-name="Text_20_body" style:list-style-name="L1">
      <style:text-properties officeooo:rsid="1d3bf514" officeooo:paragraph-rsid="1d3bf51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1d33a201"/>
    </style:style>
    <style:style style:name="T3" style:family="text">
      <style:text-properties style:text-line-through-style="none" style:text-line-through-type="none" officeooo:rsid="1d352d39"/>
    </style:style>
    <style:style style:name="T4" style:family="text">
      <style:text-properties style:text-line-through-style="none" style:text-line-through-type="none" officeooo:rsid="1d3782d9"/>
    </style:style>
    <style:style style:name="T5" style:family="text">
      <style:text-properties style:text-line-through-style="none" style:text-line-through-type="none" officeooo:rsid="1d3ce504"/>
    </style:style>
    <style:style style:name="T6" style:family="text">
      <style:text-properties style:text-line-through-style="none" style:text-line-through-type="none" officeooo:rsid="1d4a7687"/>
    </style:style>
    <style:style style:name="T7" style:family="text">
      <style:text-properties officeooo:rsid="1d43e349"/>
    </style:style>
    <style:style style:name="T8" style:family="text">
      <style:text-properties officeooo:rsid="1d474dc2"/>
    </style:style>
    <style:style style:name="T9" style:family="text">
      <style:text-properties officeooo:rsid="1d4c2cdf"/>
    </style:style>
    <style:style style:name="T10" style:family="text">
      <style:text-properties officeooo:rsid="1d4dff95"/>
    </style:style>
    <style:style style:name="T11" style:family="text">
      <style:text-properties officeooo:rsid="1d4f2b6f"/>
    </style:style>
    <style:style style:name="T12" style:family="text">
      <style:text-properties officeooo:rsid="1d51141e"/>
    </style:style>
    <style:style style:name="T13" style:family="text">
      <style:text-properties officeooo:rsid="1d594e3b"/>
    </style:style>
    <style:style style:name="T14" style:family="text">
      <style:text-properties officeooo:rsid="1d5d3081"/>
    </style:style>
    <style:style style:name="T15" style:family="text">
      <style:text-properties officeooo:rsid="1d5e0ab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"/>
      <text:p text:style-name="Text_20_body"/>
      <text:p text:style-name="Text_20_body"/>
      <text:p text:style-name="P10">Dakara</text:p>
      <text:p text:style-name="P7"/>
      <text:p text:style-name="P7"/>
      <text:p text:style-name="P11">starověký svět</text:p>
      <text:p text:style-name="P11">úvahy o příběhu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9"/>
      <text:p text:style-name="P2">Michal Světlý</text:p>
      <text:p text:style-name="P1"><text:soft-page-break/></text:p>
      <text:p text:style-name="P13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5"><text:a xlink:type="simple" xlink:href="#__RefHeading___Toc296_2018391082" text:style-name="Internet_20_link" text:visited-style-name="Internet_20_link">IDEAS</text:a><text:tab/>4</text:p>
          <text:p text:style-name="P16"><text:a xlink:type="simple" xlink:href="#__RefHeading___Toc298_2018391082" text:style-name="Internet_20_link" text:visited-style-name="Internet_20_link">Elven renaissance</text:a><text:tab/>4</text:p>
        </text:index-body>
      </text:table-of-content>
      <text:p text:style-name="P17"/>
      <text:h text:style-name="P14" text:outline-level="1"><text:bookmark-start text:name="__RefHeading___Toc296_2018391082"/>IDEAS<text:bookmark-end text:name="__RefHeading___Toc296_2018391082"/></text:h>
      <text:p text:style-name="P6"><text:span text:style-name="T2">A</text:span><text:span text:style-name="T1">si bych si měl vyzkoušet, jak bude fungovat „herní magie“ v příběhu. Nejspíš na krátké povídce.</text:span></text:p>
      <text:p text:style-name="P19">Nápady:</text:p>
      <text:list xml:id="list2701704996" text:style-name="L1">
        <text:list-item>
          <text:p text:style-name="P20">Krádež něčeho příběhově zajímavého.</text:p>
        </text:list-item>
        <text:list-item>
          <text:p text:style-name="P48"><text:span text:style-name="T5">Assassination</text:span><text:span text:style-name="T1">.</text:span></text:p>
        </text:list-item>
      </text:list>
      <text:p text:style-name="P21">Jaká bude pointa?</text:p>
      <text:p text:style-name="P23">Jaký bude historický kontext?</text:p>
      <text:list xml:id="list1779441989" text:style-name="L2">
        <text:list-item>
          <text:p text:style-name="P24">Chci vyzkoušet elfí svitková kouzla, takže asi s ruinama a vším, co k tomu patří.</text:p>
        </text:list-item>
        <text:list-item>
          <text:p text:style-name="P24">Možná by se některá kouzla mohla předávat z otce na syna – to by ale narušilo koncept, že magii dneska nikdo nezná.</text:p>
        </text:list-item>
      </text:list>
      <text:p text:style-name="P25">Otázka: Jak moc už je známá a rozšířená magie?</text:p>
      <text:list xml:id="list642531690" text:style-name="L3">
        <text:list-item>
          <text:p text:style-name="P26">Asi by to mělo bejt v době, kdy už je relativně známá.</text:p>
        </text:list-item>
        <text:list-item>
          <text:p text:style-name="P26">Tzn. Divočina je z velké části osídlená.</text:p>
        </text:list-item>
      </text:list>
      <text:p text:style-name="P27">Chci v rámci příběhu řešit dungeoncrawling?</text:p>
      <text:list xml:id="list566044802" text:style-name="L4">
        <text:list-item>
          <text:p text:style-name="P28">Pokud bude o obnově elfských a trpaslických říší, tak mi <text:span text:style-name="T7">asi</text:span> nic jinýho nezbyde.</text:p>
        </text:list-item>
        <text:list-item>
          <text:p text:style-name="P29">Divočina už musí být aspoň částečně osídlená.</text:p>
        </text:list-item>
      </text:list>
      <text:p text:style-name="P30">Já chci ale každopádně asi příběh ze starého světa (byť třeba z nové kolonie), kam jsou kouzla donesená a přímo se tam netahají z dungeonů).</text:p>
      <text:p text:style-name="P31"><text:soft-page-break/>Nápady:</text:p>
      <text:list xml:id="list4088610722" text:style-name="L5">
        <text:list-item>
          <text:p text:style-name="P32">Artézský odboj <text:span text:style-name="T8">proti Dórské nadvládě</text:span>.</text:p>
          <text:list>
            <text:list-item>
              <text:p text:style-name="P33">Likvidace Dórského správce?</text:p>
              <text:list>
                <text:list-item>
                  <text:p text:style-name="P34">Možná není cílem ho sejmout, ale k něčemu vyprovokovat – aby to vyburcovalo lid k povstání.</text:p>
                </text:list-item>
                <text:list-item>
                  <text:p text:style-name="P35">Někdo v oblečení Artézského šlechtice (nejspíš ne šlechtic sám, spíš nějaký jeho služebník) se nechá chytit při pokusu o vraždu Dórského správce. <text:span text:style-name="T9">Dostane se až k němu do ložnice a tam „failne“.</text:span></text:p>
                  <text:list>
                    <text:list-item>
                      <text:p text:style-name="P38">S dýkou nad ním bude chvilku vnitřně bojovat, nakonec se ho ale rozhodne nezabít.</text:p>
                    </text:list-item>
                  </text:list>
                </text:list-item>
              </text:list>
            </text:list-item>
            <text:list-item>
              <text:p text:style-name="P37">Jak do toho zapojit kouzla?</text:p>
              <text:list>
                <text:list-item>
                  <text:p text:style-name="P37">As<text:span text:style-name="T10">s</text:span>as<text:span text:style-name="T10">s</text:span>in se musí dostat až do ložnice správce, aby ho mohl „poznat“ (podle šatů) <text:span text:style-name="T11">a rozhodnout se ho veřejně popravit.</text:span></text:p>
                  <text:list>
                    <text:list-item>
                      <text:p text:style-name="P39">Svitky mít vlastně s sebou nemusí.</text:p>
                    </text:list-item>
                  </text:list>
                </text:list-item>
                <text:list-item>
                  <text:p text:style-name="P39">Jaká kouzla by se mu mohla hodit?</text:p>
                  <text:list>
                    <text:list-item>
                      <text:p text:style-name="P40">Neviditelnost (pokud ji chci ve světě mít)?</text:p>
                    </text:list-item>
                    <text:list-item>
                      <text:p text:style-name="P41">Možná nějaká převlékací iluze.</text:p>
                    </text:list-item>
                    <text:list-item>
                      <text:p text:style-name="P42">Nějaké útočné kouzlo (na druhou stranu potřebuje se tam dostat tiše a potají – ovšem taky potřebuje správce rozpálit do běla, na to by mu asi měl pobít pár služebníků, možná ještě lépe třeba syna nebo dceru – malé děcko by to mohlo být).</text:p>
                    </text:list-item>
                  </text:list>
                </text:list-item>
              </text:list>
            </text:list-item>
            <text:list-item>
              <text:p text:style-name="P45">Jak do toho zapojit rasy?</text:p>
              <text:list>
                <text:list-item>
                  <text:p text:style-name="P45"><text:soft-page-break/>Ta <text:span text:style-name="T14">A</text:span>rtézká šlechta jsou elfové?</text:p>
                </text:list-item>
              </text:list>
            </text:list-item>
          </text:list>
        </text:list-item>
      </text:list>
      <text:p text:style-name="P43">„<text:span text:style-name="T13">Vznešený pane, snažně tě prosím, potrestej ho, ale nedělej z něj mučedníka! Mezi lidmi se šíří neklid, blabla...</text:span></text:p>
      <text:p text:style-name="P44">„<text:span text:style-name="T15">Ticho!“ „Už mám tvých rad plné zuby. Dlouho jsem byl shovívavý a podívej se, k čemu to vedlo: Zabili mého syna!“<text:line-break/><text:tab/>„Tomu je konec!“ zahřímal. „Je na čase ukázat, kdo je tady pánem a co čeká každého, kdo se mi protiví (kdo to nebude respektovat?). Připravte veřejnou popravu!“</text:span></text:p>
      <text:p text:style-name="P36"/>
      <text:p text:style-name="P46">Mezi dav na náměstí se zamíchají vojáci – zbraně budou mít skryté pod šaty. Odsouzený je nejspíš pozná.</text:p>
      <text:list xml:id="list591919228" text:style-name="L6">
        <text:list-item>
          <text:p text:style-name="P47">Možná ani nemusí umřít. Mohl by se z toho dostat nějakým kouzlem.</text:p>
        </text:list-item>
      </text:list>
      <text:p text:style-name="P36"/>
      <text:p text:style-name="P36">„<text:span text:style-name="T12">Konec útlaku!“</text:span></text:p>
      <text:p text:style-name="P36">„<text:span text:style-name="T12">Smrt Dórům!“</text:span></text:p>
      <text:h text:style-name="Heading_20_2" text:outline-level="2"><text:bookmark-start text:name="__RefHeading___Toc298_2018391082"/><text:span text:style-name="T2">E</text:span><text:span text:style-name="T1">lven renaissance</text:span><text:bookmark-end text:name="__RefHeading___Toc298_2018391082"/></text:h>
      <text:p text:style-name="P4"><text:span text:style-name="T2">P</text:span><text:span text:style-name="T1">říběh elfů, kteří ob</text:span><text:span text:style-name="T3">je</text:span><text:span text:style-name="T1">vují svou dávnou historii a časem budou chtít obnovit elf</text:span><text:span text:style-name="T6">s</text:span><text:span text:style-name="T1">kou říši.</text:span></text:p>
      <text:p text:style-name="P5"><text:span text:style-name="T1">Zbytek světa asi moc nebude trápit, že elfové hromadně odchází kamsi do Divočiny (a ještě navíc na jinej kontinent). </text:span><text:span text:style-name="T4">Což je trochu problém, protože pak to nebude moc zajímavý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8-15T15:20:25.255000000</dc:date>
    <meta:print-date>2113-01-01T00:00:00</meta:print-date>
    <meta:editing-cycles>12373</meta:editing-cycles>
    <meta:editing-duration>P37DT3H34M8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6" meta:paragraph-count="48" meta:word-count="499" meta:character-count="2829" meta:non-whitespace-character-count="2395"/>
  </office:meta>
</office:document-meta>
</file>